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c8526" draw:fill="none" draw:fill-color="#cccccc" draw:textarea-horizontal-align="justify" draw:textarea-vertical-align="middle" draw:auto-grow-height="false" fo:min-height="19.75cm" fo:min-width="28.5cm"/>
    </style:style>
    <style:style style:name="gr2" style:family="graphic" style:parent-style-name="standard">
      <style:graphic-properties svg:stroke-width="0.6cm" svg:stroke-color="#000000" draw:marker-start-width="1.606cm" draw:marker-end-width="1.606cm" draw:stroke-linejoin="round" draw:fill="none" draw:fill-color="#ffffff" draw:textarea-horizontal-align="justify" draw:textarea-vertical-align="middle" draw:auto-grow-height="false" fo:min-height="25.942cm" fo:min-width="16.0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8.342cm" fo:min-width="14.492cm" fo:padding-top="0.429cm" fo:padding-bottom="0.429cm" fo:padding-left="0.554cm" fo:padding-right="0.554cm"/>
    </style:style>
    <style:style style:name="gr4" style:family="graphic" style:parent-style-name="measure">
      <style:graphic-properties draw:textarea-vertical-align="middle" draw:line-distance="0.6cm"/>
    </style:style>
    <style:style style:name="gr5" style:family="graphic" style:parent-style-name="measure" style:list-style-name="L1">
      <style:graphic-properties draw:textarea-vertical-align="middle" draw:line-distance="0.6cm"/>
    </style:style>
    <style:style style:name="gr6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542cm" fo:min-width="14.492cm" fo:padding-top="0.429cm" fo:padding-bottom="0.429cm" fo:padding-left="0.554cm" fo:padding-right="0.554cm"/>
    </style:style>
    <style:style style:name="gr7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542cm" fo:min-width="14.492cm" fo:padding-top="0.429cm" fo:padding-bottom="0.429cm" fo:padding-left="0.554cm" fo:padding-right="0.554cm"/>
    </style:style>
    <style:style style:name="gr8" style:family="graphic" style:parent-style-name="measure">
      <style:graphic-properties draw:textarea-vertical-align="middle" draw:line-distance="0.2cm"/>
    </style:style>
    <style:style style:name="gr9" style:family="graphic" style:parent-style-name="measure" style:list-style-name="L1">
      <style:graphic-properties draw:textarea-vertical-align="middle" draw:line-distance="0.6cm"/>
    </style:style>
    <style:style style:name="gr10" style:family="graphic" style:parent-style-name="measure" style:list-style-name="L1">
      <style:graphic-properties draw:textarea-vertical-align="middle" draw:line-distance="0.6cm"/>
    </style:style>
    <style:style style:name="gr11" style:family="graphic" style:parent-style-name="measure" style:list-style-name="L1">
      <style:graphic-properties draw:textarea-vertical-align="middle" draw:line-distance="0.2cm"/>
    </style:style>
    <style:style style:name="gr12" style:family="graphic" style:parent-style-name="measure" style:list-style-name="L1">
      <style:graphic-properties draw:textarea-vertical-align="middle" draw:line-distance="0.2cm"/>
    </style:style>
    <style:style style:name="gr13" style:family="graphic" style:parent-style-name="measure" style:list-style-name="L1">
      <style:graphic-properties draw:textarea-vertical-align="middle" draw:line-distance="0.2cm"/>
    </style:style>
    <style:style style:name="gr14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3.548cm" fo:min-width="1.696cm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5.948cm" fo:min-width="1.698cm" fo:padding-top="0.226cm" fo:padding-bottom="0.226cm" fo:padding-left="0.351cm" fo:padding-right="0.351cm"/>
    </style:style>
    <style:style style:name="gr16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3.548cm" fo:min-width="0.898cm" fo:padding-top="0.226cm" fo:padding-bottom="0.226cm" fo:padding-left="0.351cm" fo:padding-right="0.351cm"/>
    </style:style>
    <style:style style:name="gr17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5.948cm" fo:min-width="3.696cm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6.74cm" fo:min-width="7.69cm" fo:padding-top="0.23cm" fo:padding-bottom="0.23cm" fo:padding-left="0.355cm" fo:padding-right="0.355cm"/>
    </style:style>
    <style:style style:name="gr19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4.346cm" fo:min-width="7.696cm" fo:padding-top="0.227cm" fo:padding-bottom="0.227cm" fo:padding-left="0.352cm" fo:padding-right="0.352cm"/>
    </style:style>
    <style:style style:name="gr20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right" draw:textarea-vertical-align="middle" draw:auto-grow-height="false" fo:min-height="4.34cm" fo:min-width="5.29cm" fo:padding-top="0.23cm" fo:padding-bottom="0.23cm" fo:padding-left="0.355cm" fo:padding-right="0.355cm"/>
    </style:style>
    <style:style style:name="gr21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7.142cm" fo:min-width="7.692cm" fo:padding-top="0.229cm" fo:padding-bottom="0.229cm" fo:padding-left="0.354cm" fo:padding-right="0.354cm"/>
    </style:style>
    <style:style style:name="gr22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23" style:family="graphic" style:parent-style-name="standard">
      <style:graphic-properties svg:stroke-width="0.106cm" svg:stroke-color="#b3b3b3" draw:marker-start-width="0.359cm" draw:marker-end-width="0.359cm" draw:stroke-linejoin="miter" draw:fill-color="#b3b3b3" draw:textarea-horizontal-align="justify" draw:textarea-vertical-align="bottom" draw:auto-grow-height="false" fo:min-height="0.844cm" fo:min-width="3.394cm" fo:padding-top="0.178cm" fo:padding-bottom="0.178cm" fo:padding-left="0.303cm" fo:padding-right="0.303cm"/>
    </style:style>
    <style:style style:name="gr24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0.95cm" fo:min-width="0.7cm"/>
    </style:style>
    <style:style style:name="gr25" style:family="graphic" style:parent-style-name="standard">
      <style:graphic-properties svg:stroke-width="0.106cm" svg:stroke-color="#b3b3b3" draw:marker-start-width="0.359cm" draw:marker-end-width="0.359cm" draw:stroke-linejoin="miter" draw:fill-color="#b3b3b3" draw:textarea-horizontal-align="justify" draw:textarea-vertical-align="bottom" draw:auto-grow-height="false" fo:min-height="4.444cm" fo:min-width="0.594cm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center" draw:textarea-vertical-align="middle" draw:auto-grow-height="false" fo:min-height="1.54cm" fo:min-width="2.49cm" fo:padding-top="0.23cm" fo:padding-bottom="0.23cm" fo:padding-left="0.355cm" fo:padding-right="0.355cm"/>
    </style:style>
    <style:style style:name="gr27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4.55cm" fo:min-width="1.5cm"/>
    </style:style>
    <style:style style:name="gr28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55cm" fo:min-width="1.1cm" fo:padding-top="0.231cm" fo:padding-bottom="0.231cm" fo:padding-left="0.356cm" fo:padding-right="0.356cm"/>
    </style:style>
    <style:style style:name="gr29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0.95cm" fo:min-width="1.9cm"/>
    </style:style>
    <style:style style:name="gr30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0.74cm" fo:min-width="2.49cm" fo:padding-top="0.23cm" fo:padding-bottom="0.23cm" fo:padding-left="0.355cm" fo:padding-right="0.355cm"/>
    </style:style>
    <style:style style:name="gr31" style:family="graphic" style:parent-style-name="measure">
      <style:graphic-properties draw:textarea-vertical-align="middle"/>
    </style:style>
    <style:style style:name="gr32" style:family="graphic" style:parent-style-name="measure" style:list-style-name="L1">
      <style:graphic-properties draw:textarea-vertical-align="middle" draw:line-distance="0.7cm"/>
    </style:style>
    <style:style style:name="gr33" style:family="graphic" style:parent-style-name="measure" style:list-style-name="L1">
      <style:graphic-properties draw:textarea-vertical-align="middle" draw:line-distance="0.7cm"/>
    </style:style>
    <style:style style:name="gr34" style:family="graphic" style:parent-style-name="objectwithoutfill">
      <style:graphic-properties svg:stroke-width="0.106cm" svg:stroke-color="#666666" draw:marker-start-width="0.36cm" draw:marker-end-width="0.36cm" draw:stroke-linejoin="miter" svg:stroke-linecap="round" draw:fill="none" draw:textarea-vertical-align="middle" fo:padding-top="0.179cm" fo:padding-bottom="0.179cm" fo:padding-left="0.304cm" fo:padding-right="0.304cm"/>
    </style:style>
    <style:style style:name="gr35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1.35cm" fo:min-width="2.7cm"/>
    </style:style>
    <style:style style:name="gr36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1.75cm" fo:min-width="0.3cm"/>
    </style:style>
    <style:style style:name="gr37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38" style:family="graphic" style:parent-style-name="measure" style:list-style-name="L1">
      <style:graphic-properties draw:textarea-vertical-align="middle" draw:line-distance="0.6cm"/>
    </style:style>
    <style:style style:name="gr39" style:family="graphic" style:parent-style-name="measure">
      <style:graphic-properties draw:textarea-vertical-align="middle" draw:start-guide="-0.1cm"/>
    </style:style>
    <style:style style:name="gr40" style:family="graphic" style:parent-style-name="measure" style:list-style-name="L1">
      <style:graphic-properties draw:textarea-vertical-align="middle" draw:line-distance="0.6cm"/>
    </style:style>
    <style:style style:name="gr41" style:family="graphic" style:parent-style-name="measure" style:list-style-name="L1">
      <style:graphic-properties draw:textarea-vertical-align="middle" draw:line-distance="0.6cm"/>
    </style:style>
    <style:style style:name="gr42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11.942cm" fo:min-width="5.292cm" fo:padding-top="0.429cm" fo:padding-bottom="0.429cm" fo:padding-left="0.554cm" fo:padding-right="0.554cm"/>
    </style:style>
    <style:style style:name="gr43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142cm" fo:min-width="5.292cm" fo:padding-top="0.429cm" fo:padding-bottom="0.429cm" fo:padding-left="0.554cm" fo:padding-right="0.554cm"/>
    </style:style>
    <style:style style:name="gr44" style:family="graphic" style:parent-style-name="measure" style:list-style-name="L1">
      <style:graphic-properties draw:textarea-vertical-align="middle" draw:line-distance="0.6cm"/>
    </style:style>
    <style:style style:name="gr45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942cm" fo:min-width="7.692cm" fo:padding-top="0.429cm" fo:padding-bottom="0.429cm" fo:padding-left="0.554cm" fo:padding-right="0.554cm"/>
    </style:style>
    <style:style style:name="gr4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94cm" fo:min-width="5.69cm" fo:padding-top="0.23cm" fo:padding-bottom="0.23cm" fo:padding-left="0.355cm" fo:padding-right="0.355cm"/>
    </style:style>
    <style:style style:name="gr47" style:family="graphic" style:parent-style-name="standard">
      <style:graphic-properties draw:stroke="none" svg:stroke-linecap="square" draw:fill="gradient" draw:fill-gradient-name="Gradient_20_7" draw:textarea-horizontal-align="justify" draw:textarea-vertical-align="middle" draw:auto-grow-height="false" fo:min-height="9.75cm" fo:min-width="15.9cm"/>
    </style:style>
    <style:style style:name="gr48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3.146cm" fo:min-width="6.496cm" fo:padding-top="0.227cm" fo:padding-bottom="0.227cm" fo:padding-left="0.352cm" fo:padding-right="0.352cm"/>
    </style:style>
    <style:style style:name="gr49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5.542cm" fo:min-width="7.292cm" fo:padding-top="0.229cm" fo:padding-bottom="0.229cm" fo:padding-left="0.354cm" fo:padding-right="0.354cm"/>
    </style:style>
    <style:style style:name="gr50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11.69cm" fo:padding-top="0.23cm" fo:padding-bottom="0.23cm" fo:padding-left="0.355cm" fo:padding-right="0.355cm"/>
    </style:style>
    <style:style style:name="gr51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548cm" fo:min-width="7.698cm" fo:padding-top="0.226cm" fo:padding-bottom="0.226cm" fo:padding-left="0.351cm" fo:padding-right="0.351cm"/>
    </style:style>
    <style:style style:name="gr52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1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4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Hatching_20_1" draw:fill-hatch-solid="false" draw:textarea-horizontal-align="center" draw:textarea-vertical-align="middle" draw:auto-grow-height="false" fo:min-height="6.748cm" fo:min-width="1.7cm" fo:padding-top="0.226cm" fo:padding-bottom="0.226cm" fo:padding-left="0.351cm" fo:padding-right="0.351cm"/>
    </style:style>
    <style:style style:name="gr5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2.55cm" fo:min-width="2.092cm" fo:padding-top="0.429cm" fo:padding-bottom="0.429cm" fo:padding-left="0.554cm" fo:padding-right="0.554cm"/>
    </style:style>
    <style:style style:name="gr5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465cm" fo:min-width="2.092cm" fo:padding-top="0.429cm" fo:padding-bottom="0.429cm" fo:padding-left="0.554cm" fo:padding-right="0.554cm"/>
    </style:style>
    <style:style style:name="gr57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5cm" fo:min-width="2.698cm" fo:padding-top="0.126cm" fo:padding-bottom="0.126cm" fo:padding-left="0.251cm" fo:padding-right="0.251cm"/>
    </style:style>
    <style:style style:name="gr58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2.95cm" fo:min-width="11.702cm" fo:padding-top="0.424cm" fo:padding-bottom="0.424cm" fo:padding-left="0.549cm" fo:padding-right="0.549cm"/>
    </style:style>
    <style:style style:name="gr59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60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5cm" fo:min-width="2.092cm" fo:padding-top="0.429cm" fo:padding-bottom="0.429cm" fo:padding-left="0.554cm" fo:padding-right="0.554cm"/>
    </style:style>
    <style:style style:name="gr61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5cm" fo:min-width="2.092cm" fo:padding-top="0.429cm" fo:padding-bottom="0.429cm" fo:padding-left="0.554cm" fo:padding-right="0.554cm"/>
    </style:style>
    <style:style style:name="gr62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5cm" fo:min-width="0.492cm" fo:padding-top="0.429cm" fo:padding-bottom="0.429cm" fo:padding-left="0.554cm" fo:padding-right="0.554cm"/>
    </style:style>
    <style:style style:name="gr63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64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0.892cm" fo:padding-top="0.429cm" fo:padding-bottom="0.429cm" fo:padding-left="0.554cm" fo:padding-right="0.554cm"/>
    </style:style>
    <style:style style:name="gr66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1.292cm" fo:padding-top="0.429cm" fo:padding-bottom="0.429cm" fo:padding-left="0.554cm" fo:padding-right="0.554cm"/>
    </style:style>
    <style:style style:name="gr67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5.75cm" fo:min-width="27.9cm"/>
    </style:style>
    <style:style style:name="gr68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69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70" style:family="graphic" style:parent-style-name="standard">
      <style:graphic-properties draw:fill-color="#e6e6e6" draw:textarea-horizontal-align="justify" draw:textarea-vertical-align="middle" draw:auto-grow-height="false" fo:min-height="0.95cm" fo:min-width="1.9cm"/>
    </style:style>
    <style:style style:name="gr71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7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7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7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29cm" fo:padding-top="0.23cm" fo:padding-bottom="0.23cm" fo:padding-left="0.355cm" fo:padding-right="0.355cm"/>
    </style:style>
    <style:style style:name="gr7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7.29cm" fo:padding-top="0.23cm" fo:padding-bottom="0.23cm" fo:padding-left="0.355cm" fo:padding-right="0.355cm"/>
    </style:style>
    <style:style style:name="gr76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3.348cm" fo:min-width="6.698cm" fo:padding-top="0.126cm" fo:padding-bottom="0.126cm" fo:padding-left="0.251cm" fo:padding-right="0.251cm"/>
    </style:style>
    <style:style style:name="gr7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35cm" fo:min-width="2.09cm" fo:padding-top="0.23cm" fo:padding-bottom="0.23cm" fo:padding-left="0.355cm" fo:padding-right="0.355cm"/>
    </style:style>
    <style:style style:name="gr78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5cm" fo:min-width="1.898cm" fo:padding-top="0.126cm" fo:padding-bottom="0.126cm" fo:padding-left="0.251cm" fo:padding-right="0.251cm"/>
    </style:style>
    <style:style style:name="gr79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548cm" fo:min-width="1.098cm" fo:padding-top="0.126cm" fo:padding-bottom="0.126cm" fo:padding-left="0.251cm" fo:padding-right="0.251cm"/>
    </style:style>
    <style:style style:name="gr8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.49cm" fo:padding-top="0.23cm" fo:padding-bottom="0.23cm" fo:padding-left="0.355cm" fo:padding-right="0.355cm"/>
    </style:style>
    <style:style style:name="gr8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2.89cm" fo:padding-top="0.23cm" fo:padding-bottom="0.23cm" fo:padding-left="0.355cm" fo:padding-right="0.355cm"/>
    </style:style>
    <style:style style:name="gr82" style:family="graphic" style:parent-style-name="objectwithoutfill">
      <style:graphic-properties svg:stroke-width="0.6cm" svg:stroke-color="#314004" draw:marker-start-width="1.099cm" draw:marker-end-width="1.099cm" svg:stroke-linecap="round" draw:fill="none" draw:opacity="80%" draw:textarea-vertical-align="middle" fo:padding-top="0.424cm" fo:padding-bottom="0.424cm" fo:padding-left="0.549cm" fo:padding-right="0.549cm"/>
    </style:style>
    <style:style style:name="gr83" style:family="graphic" style:parent-style-name="standard">
      <style:graphic-properties svg:stroke-color="#aecf00" draw:fill="none" draw:fill-color="#729fcf" draw:opacity="80%" draw:textarea-horizontal-align="justify" draw:textarea-vertical-align="middle" draw:auto-grow-height="false" fo:min-height="15.75cm" fo:min-width="28.2cm"/>
    </style:style>
    <style:style style:name="gr8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09cm" fo:padding-top="0.23cm" fo:padding-bottom="0.23cm" fo:padding-left="0.355cm" fo:padding-right="0.355cm"/>
    </style:style>
    <style:style style:name="gr8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9cm" fo:padding-top="0.23cm" fo:padding-bottom="0.23cm" fo:padding-left="0.355cm" fo:padding-right="0.355cm"/>
    </style:style>
    <style:style style:name="gr8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8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54cm" fo:min-width="1.69cm" fo:padding-top="0.23cm" fo:padding-bottom="0.23cm" fo:padding-left="0.355cm" fo:padding-right="0.355cm"/>
    </style:style>
    <style:style style:name="gr8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6.342cm" fo:min-width="10.092cm" fo:padding-top="0.429cm" fo:padding-bottom="0.429cm" fo:padding-left="0.554cm" fo:padding-right="0.554cm"/>
    </style:style>
    <style:style style:name="gr89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942cm" fo:min-width="2.092cm" fo:padding-top="0.429cm" fo:padding-bottom="0.429cm" fo:padding-left="0.554cm" fo:padding-right="0.554cm"/>
    </style:style>
    <style:style style:name="gr90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91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5.292cm" fo:padding-top="0.429cm" fo:padding-bottom="0.429cm" fo:padding-left="0.554cm" fo:padding-right="0.554cm"/>
    </style:style>
    <style:style style:name="gr92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6.342cm" fo:min-width="0.492cm" fo:padding-top="0.429cm" fo:padding-bottom="0.429cm" fo:padding-left="0.554cm" fo:padding-right="0.554cm"/>
    </style:style>
    <style:style style:name="gr93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4" style:family="graphic" style:parent-style-name="standard">
      <style:graphic-properties draw:fill-color="#314004" draw:opacity="90%" draw:textarea-horizontal-align="justify" draw:textarea-vertical-align="middle" draw:auto-grow-height="false" fo:min-height="3.635cm" fo:min-width="19.045cm"/>
    </style:style>
    <style:style style:name="gr95" style:family="graphic" style:parent-style-name="standard">
      <style:graphic-properties draw:fill-color="#e6e6e6" draw:textarea-horizontal-align="justify" draw:textarea-vertical-align="middle" draw:auto-grow-height="false" fo:min-height="0.95cm" fo:min-width="0.3cm"/>
    </style:style>
    <style:style style:name="gr9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492cm" fo:padding-top="0.429cm" fo:padding-bottom="0.429cm" fo:padding-left="0.554cm" fo:padding-right="0.554cm"/>
    </style:style>
    <style:style style:name="gr9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9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99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48cm" fo:min-width="2.698cm" fo:padding-top="0.126cm" fo:padding-bottom="0.126cm" fo:padding-left="0.251cm" fo:padding-right="0.251cm"/>
    </style:style>
    <style:style style:name="gr100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0.219cm" fo:min-width="5.302cm" fo:padding-top="0.424cm" fo:padding-bottom="0.424cm" fo:padding-left="0.549cm" fo:padding-right="0.549cm"/>
    </style:style>
    <style:style style:name="gr101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02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03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42cm" fo:min-width="0.492cm" fo:padding-top="0.429cm" fo:padding-bottom="0.429cm" fo:padding-left="0.554cm" fo:padding-right="0.554cm"/>
    </style:style>
    <style:style style:name="gr104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2.092cm" fo:padding-top="0.429cm" fo:padding-bottom="0.429cm" fo:padding-left="0.554cm" fo:padding-right="0.554cm"/>
    </style:style>
    <style:style style:name="gr105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1.692cm" fo:padding-top="0.429cm" fo:padding-bottom="0.429cm" fo:padding-left="0.554cm" fo:padding-right="0.554cm"/>
    </style:style>
    <style:style style:name="gr10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89cm" fo:padding-top="0.23cm" fo:padding-bottom="0.23cm" fo:padding-left="0.355cm" fo:padding-right="0.355cm"/>
    </style:style>
    <style:style style:name="gr10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10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6.091cm" fo:padding-top="0.23cm" fo:padding-bottom="0.23cm" fo:padding-left="0.355cm" fo:padding-right="0.355cm"/>
    </style:style>
    <style:style style:name="gr10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8.89cm" fo:padding-top="0.23cm" fo:padding-bottom="0.23cm" fo:padding-left="0.355cm" fo:padding-right="0.355cm"/>
    </style:style>
    <style:style style:name="gr11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5.14cm" fo:min-width="2.09cm" fo:padding-top="0.23cm" fo:padding-bottom="0.23cm" fo:padding-left="0.355cm" fo:padding-right="0.355cm"/>
    </style:style>
    <style:style style:name="gr111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Hatching_20_1" draw:fill-hatch-solid="false" draw:textarea-horizontal-align="right" draw:textarea-vertical-align="bottom" draw:auto-grow-height="false" fo:min-height="2.948cm" fo:min-width="5.898cm" fo:padding-top="0.126cm" fo:padding-bottom="0.126cm" fo:padding-left="0.251cm" fo:padding-right="0.251cm"/>
    </style:style>
    <style:style style:name="gr11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14cm" fo:min-width="0.89cm" fo:padding-top="0.23cm" fo:padding-bottom="0.23cm" fo:padding-left="0.355cm" fo:padding-right="0.355cm"/>
    </style:style>
    <style:style style:name="gr11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cm" fo:min-width="1.69cm" fo:padding-top="0.23cm" fo:padding-bottom="0.23cm" fo:padding-left="0.355cm" fo:padding-right="0.355cm"/>
    </style:style>
    <style:style style:name="gr114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48cm" fo:min-width="1.898cm" fo:padding-top="0.126cm" fo:padding-bottom="0.126cm" fo:padding-left="0.251cm" fo:padding-right="0.251cm"/>
    </style:style>
    <style:style style:name="gr115" style:family="graphic" style:parent-style-name="objectwithoutfill">
      <style:graphic-properties svg:stroke-width="0.6cm" svg:stroke-color="#314004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1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1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142cm" fo:min-width="2.092cm" fo:padding-top="0.429cm" fo:padding-bottom="0.429cm" fo:padding-left="0.554cm" fo:padding-right="0.554cm"/>
    </style:style>
    <style:style style:name="gr11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19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20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21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5.142cm" fo:min-width="0.492cm" fo:padding-top="0.429cm" fo:padding-bottom="0.429cm" fo:padding-left="0.554cm" fo:padding-right="0.554cm"/>
    </style:style>
    <style:style style:name="gr122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23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12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3.69cm" fo:padding-top="0.23cm" fo:padding-bottom="0.23cm" fo:padding-left="0.355cm" fo:padding-right="0.355cm"/>
    </style:style>
    <style:style style:name="gr12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6.49cm" fo:padding-top="0.23cm" fo:padding-bottom="0.23cm" fo:padding-left="0.355cm" fo:padding-right="0.355cm"/>
    </style:style>
    <style:style style:name="gr12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0cm" fo:min-width="12.09cm" fo:padding-top="0.23cm" fo:padding-bottom="0.23cm" fo:padding-left="0.355cm" fo:padding-right="0.355cm"/>
    </style:style>
    <style:style style:name="gr12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5.29cm" fo:padding-top="0.23cm" fo:padding-bottom="0.23cm" fo:padding-left="0.355cm" fo:padding-right="0.355cm"/>
    </style:style>
    <style:style style:name="gr12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7.1cm"/>
    </style:style>
    <style:style style:name="gr129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2.95cm" fo:min-width="17.1cm"/>
    </style:style>
    <style:style style:name="gr130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131" style:family="graphic" style:parent-style-name="standard">
      <style:graphic-properties draw:fill-color="#333333" draw:textarea-horizontal-align="justify" draw:textarea-vertical-align="middle" draw:auto-grow-height="false" fo:min-height="2.15cm" fo:min-width="1.5cm"/>
    </style:style>
    <style:style style:name="P1" style:family="paragraph">
      <loext:graphic-properties draw:fill="none" draw:fill-color="#cccccc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cccccc"/>
      <style:paragraph-properties fo:text-align="center"/>
      <style:text-properties fo:font-size="2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b3b3b3"/>
      <style:paragraph-properties fo:text-align="center"/>
    </style:style>
    <style:style style:name="P11" style:family="paragraph">
      <style:paragraph-properties fo:margin-left="0.5cm" fo:margin-right="0cm" fo:text-align="end" fo:text-indent="0cm"/>
    </style:style>
    <style:style style:name="P12" style:family="paragraph">
      <loext:graphic-properties draw:fill-color="#e6e6e6"/>
      <style:paragraph-properties fo:text-align="center"/>
    </style:style>
    <style:style style:name="P13" style:family="paragraph">
      <loext:graphic-properties draw:fill="gradient" draw:fill-gradient-name="Gradient_20_7"/>
      <style:paragraph-properties fo:text-align="center"/>
    </style:style>
    <style:style style:name="P14" style:family="paragraph">
      <style:paragraph-properties fo:text-align="center"/>
      <style:text-properties fo:font-size="2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/>
    </style:style>
    <style:style style:name="P17" style:family="paragraph">
      <loext:graphic-properties draw:fill="hatch" draw:fill-color="#ffffff" draw:fill-hatch-name="Red_20_Crossed_20_45_20_Degrees"/>
      <style:paragraph-properties fo:text-align="center"/>
      <style:text-properties fo:font-size="24pt" style:font-weight-complex="normal"/>
    </style:style>
    <style:style style:name="P18" style:family="paragraph">
      <loext:graphic-properties draw:fill="hatch" draw:fill-hatch-name="Red_20_Crossed_20_45_20_Degrees"/>
      <style:paragraph-properties fo:text-align="center"/>
    </style:style>
    <style:style style:name="P19" style:family="paragraph">
      <loext:graphic-properties draw:fill="hatch" draw:fill-color="#333333" draw:fill-hatch-name="Red_20_Crossed_20_45_20_Degrees"/>
      <style:paragraph-properties fo:text-align="center"/>
      <style:text-properties fo:font-size="24pt" style:font-weight-complex="normal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-color="#b84747"/>
      <style:paragraph-properties fo:text-align="center"/>
    </style:style>
    <style:style style:name="P22" style:family="paragraph">
      <loext:graphic-properties draw:fill="hatch" draw:fill-color="#cccccc" draw:fill-hatch-name="Black_20_0_20_Degrees"/>
      <style:paragraph-properties fo:text-align="center"/>
      <style:text-properties fo:font-size="24pt" style:font-weight-complex="normal"/>
    </style:style>
    <style:style style:name="P23" style:family="paragraph">
      <loext:graphic-properties draw:fill="hatch" draw:fill-hatch-name="Black_20_0_20_Degrees"/>
      <style:paragraph-properties fo:text-align="center"/>
    </style:style>
    <style:style style:name="P24" style:family="paragraph">
      <loext:graphic-properties draw:fill="none" draw:opacity="80%"/>
      <style:paragraph-properties fo:text-align="center"/>
    </style:style>
    <style:style style:name="P25" style:family="paragraph">
      <loext:graphic-properties draw:fill="none" draw:fill-color="#729fcf" draw:opacity="80%"/>
      <style:paragraph-properties fo:text-align="center"/>
    </style:style>
    <style:style style:name="P26" style:family="paragraph">
      <loext:graphic-properties draw:fill-color="#314004" draw:opacity="90%"/>
      <style:paragraph-properties fo:text-align="center"/>
    </style:style>
    <style:style style:name="P27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 style:font-weight-complex="normal"/>
    </style:style>
    <style:style style:name="P28" style:family="paragraph">
      <loext:graphic-properties draw:fill="hatch" draw:fill-hatch-name="Hatching_20_1" draw:fill-hatch-solid="false"/>
      <style:paragraph-properties fo:text-align="center"/>
    </style:style>
    <style:style style:name="P29" style:family="paragraph">
      <loext:graphic-properties draw:fill-color="#33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fo:font-size="24pt" style:font-weight-complex="normal"/>
    </style:style>
    <style:style style:name="T4" style:family="text">
      <style:text-properties fo:font-size="14pt" style:font-size-asian="18pt" style:font-size-complex="18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egane grond" draw:style-name="dp1" draw:master-page-name="Default">
        <draw:g>
          <draw:custom-shape draw:style-name="gr1" draw:text-style-name="P1" draw:layer="layout" svg:width="29cm" svg:height="20cm" svg:x="0.2cm" svg:y="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cm" svg:height="9.2cm" draw:transform="rotate (1.5707963267949) translate (18.5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4" draw:layer="measurelines" svg:x1="1.3cm" svg:y1="2.871cm" svg:x2="1.3cm" svg:y2="2.071cm">
            <text:p text:style-name="P4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measurelines" svg:x1="1.7cm" svg:y1="18.471cm" svg:x2="1.7cm" svg:y2="2.871cm">
            <text:p text:style-name="P4"><text:span text:style-name="T1"><text:measure text:kind="gap"/></text:span><text:span text:style-name="T1"><text:measure text:kind="value">7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" draw:text-style-name="P5" draw:layer="layout" svg:x1="2.5cm" svg:y1="2.071cm" svg:x2="27.7cm" svg:y2="2.071cm">
            <text:p text:style-name="P5"><text:span text:style-name="T1"><text:measure text:kind="gap"/></text:span><text:span text:style-name="T1"><text:measure text:kind="value">1,2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" draw:text-style-name="P3" draw:layer="layout" svg:width="15.6cm" svg:height="6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5.6cm" svg:height="8.4cm" draw:transform="rotate (1.5707963267949) translate (9.3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" draw:text-style-name="P4" draw:layer="layout" svg:x1="0.5cm" svg:y1="18.471cm" svg:x2="0.5cm" svg:y2="19.271cm">
            <text:p text:style-name="P4"><text:measure text:kind="gap"/><text:measure text:kind="value">40</text:measure> <text:measure text:kind="unit">cm</text:measure><text:measure text:kind="gap"/></text:p>
          </draw:measure>
          <draw:measure draw:style-name="gr9" draw:text-style-name="P5" draw:layer="layout" svg:x1="17.7cm" svg:y1="1.671cm" svg:x2="18.9cm" svg:y2="1.67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0" draw:text-style-name="P5" draw:layer="layout" svg:x1="27.7cm" svg:y1="1.671cm" svg:x2="28.5cm" svg:y2="1.6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1" draw:text-style-name="P5" draw:layer="layout" svg:x1="2.5cm" svg:y1="0.871cm" svg:x2="1.7cm" svg:y2="0.8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2" draw:text-style-name="P5" draw:layer="layout" svg:x1="8.5cm" svg:y1="1.271cm" svg:x2="9.3cm" svg:y2="1.2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3" draw:text-style-name="P5" draw:layer="layout" svg:x1="1.7cm" svg:y1="20.471cm" svg:x2="28.5cm" svg:y2="20.471cm">
            <text:p text:style-name="P5"><text:span text:style-name="T1"><text:measure text:kind="gap"/></text:span><text:span text:style-name="T1"><text:measure text:kind="value">1,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</draw:g>
        <draw:g>
          <draw:custom-shape draw:style-name="gr14" draw:text-style-name="P6" draw:layer="layout" svg:width="2.398cm" svg:height="4cm" draw:transform="skewX (0.000523598775598299) translate (6.502cm 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2.4cm" svg:height="6.4cm" svg:x="2.1cm" svg:y="2.4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6" draw:text-style-name="P6" draw:layer="layout" svg:width="1.6cm" svg:height="4cm" draw:transform="skewX (0.000523598775598299) translate (6.902cm 3.671cm)"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4.398cm" svg:height="6.4cm" draw:transform="skewX (0.000349065850398866) translate (4.502cm 2.471cm)">
            <text:p text:style-name="P7"><text:span text:style-name="T2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8.4cm" svg:height="7.2cm" svg:x="9.3cm" svg:y="3.2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8.4cm" svg:height="14.8cm" svg:x="18.9cm" svg:y="3.271cm">
            <text:p text:style-name="P7"><text:span text:style-name="T2">Woonkamer /</text:span></text:p>
            <text:p text:style-name="P7"><text:span text:style-name="T2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6cm" svg:height="4.8cm" svg:x="2.9cm" svg:y="13.271cm">
            <text:p text:style-name="P7"><text:span text:style-name="T3">Bad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8.4cm" svg:height="7.6cm" svg:x="9.3cm" svg:y="10.871cm">
            <text:p text:style-name="P7"><text:span text:style-name="T3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19.7cm" svg:y1="7.671cm" svg:x2="18.9cm" svg:y2="5.671cm">
            <text:p/>
          </draw:line>
          <draw:line draw:style-name="gr22" draw:text-style-name="P9" draw:layer="layout" svg:x1="24.5cm" svg:y1="17.671cm" svg:x2="26.5cm" svg:y2="18.471cm">
            <text:p/>
          </draw:line>
          <draw:custom-shape draw:style-name="gr23" draw:text-style-name="P10" draw:layer="layout" svg:width="4cm" svg:height="1.2cm" draw:transform="rotate (1.5707963267949) translate (9.7cm 17.671cm)">
            <text:p text:style-name="P7">k k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1.2cm" svg:height="1.2cm" svg:x="7.3cm" svg:y="13.671cm">
            <text:p text:style-name="P7">Was</text:p>
            <text:p text:style-name="P7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1.2cm" svg:height="4.8cm" draw:transform="rotate (1.5707963267949) translate (10.9cm 17.671cm)">
            <text:p text:style-name="P7">k</text:p>
            <text:p text:style-name="P7">k</text:p>
            <text:p text:style-name="P7">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8" draw:layer="layout" svg:width="3.2cm" svg:height="2cm" svg:x="2.9cm" svg:y="9.271cm">
            <text:p text:style-name="P7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24.5cm" svg:y1="20.071cm" svg:x2="26.5cm" svg:y2="19.271cm">
            <text:p/>
          </draw:line>
          <draw:custom-shape draw:style-name="gr27" draw:text-style-name="P10" draw:layer="layout" svg:width="2cm" svg:height="4.8cm" svg:x="2.5cm" svg:y="4.071cm">
            <text:p text:style-name="P7">Trap</text:p>
            <text:p text:style-name="P7"><text:span text:style-name="T4">0-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6.5cm" svg:y1="11.271cm" svg:x2="7.3cm" svg:y2="9.271cm">
            <text:p/>
          </draw:line>
          <draw:line draw:style-name="gr22" draw:text-style-name="P9" draw:layer="layout" svg:x1="5.3cm" svg:y1="3.271cm" svg:x2="7.3cm" svg:y2="2.471cm">
            <text:p/>
          </draw:line>
          <draw:custom-shape draw:style-name="gr28" draw:text-style-name="P10" draw:layer="layout" svg:width="1.6cm" svg:height="0.8cm" svg:x="6.9cm" svg:y="16.871cm">
            <text:p text:style-name="P7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8.5cm" svg:y1="12.471cm" svg:x2="6.5cm" svg:y2="13.271cm">
            <text:p/>
          </draw:line>
          <draw:line draw:style-name="gr22" draw:text-style-name="P9" draw:layer="layout" svg:x1="10.1cm" svg:y1="10.071cm" svg:x2="9.3cm" svg:y2="8.071cm">
            <text:p/>
          </draw:line>
          <draw:custom-shape draw:style-name="gr29" draw:text-style-name="P10" draw:layer="layout" svg:width="2.4cm" svg:height="1.2cm" draw:transform="rotate (1.5707963267949) translate (17.7cm 10.071cm)">
            <text:p text:style-name="P7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0" draw:layer="layout" svg:width="2.4cm" svg:height="1.2cm" draw:transform="rotate (1.5707963267949) translate (17.7cm 13.524cm)">
            <text:p text:style-name="P7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3.2cm" svg:height="1.2cm" svg:x="3.3cm" svg:y="16.471cm">
            <text:p text:style-name="P7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17.7cm" svg:y1="15.671cm" svg:x2="16.9cm" svg:y2="13.671cm">
            <text:p/>
          </draw:line>
          <draw:line draw:style-name="gr22" draw:text-style-name="P9" draw:layer="layout" svg:x1="16.9cm" svg:y1="7.671cm" svg:x2="17.7cm" svg:y2="5.671cm">
            <text:p/>
          </draw:line>
          <draw:line draw:style-name="gr22" draw:text-style-name="P9" draw:layer="layout" svg:x1="18.9cm" svg:y1="15.671cm" svg:x2="19.7cm" svg:y2="13.671cm">
            <text:p/>
          </draw:line>
          <draw:line draw:style-name="gr22" draw:text-style-name="P9" draw:layer="layout" svg:x1="10.1cm" svg:y1="12.871cm" svg:x2="9.3cm" svg:y2="10.871cm">
            <text:p/>
          </draw:line>
          <draw:measure draw:style-name="gr31" draw:text-style-name="P7" draw:layer="measurelines" svg:x1="19.2cm" svg:y1="3.271cm" svg:x2="19.2cm" svg:y2="18.071cm">
            <text:p text:style-name="P4"><text:span text:style-name="T1"><text:measure text:kind="gap"/></text:span><text:span text:style-name="T1"><text:measure text:kind="value">7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1" draw:text-style-name="P7" draw:layer="measurelines" svg:x1="18.9cm" svg:y1="4.871cm" svg:x2="27.3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1" draw:text-style-name="P7" draw:layer="layout" svg:x1="9.3cm" svg:y1="4.971cm" svg:x2="17.7cm" svg:y2="4.9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1" draw:text-style-name="P7" draw:layer="layout" svg:x1="9.3cm" svg:y1="12.571cm" svg:x2="17.7cm" svg:y2="12.5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1" draw:text-style-name="P7" draw:layer="layout" svg:x1="9.9cm" svg:y1="3.271cm" svg:x2="9.9cm" svg:y2="10.471cm">
            <text:p text:style-name="P4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1" draw:text-style-name="P7" draw:layer="layout" svg:x1="10.828cm" svg:y1="10.842cm" svg:x2="10.828cm" svg:y2="18.042cm">
            <text:p text:style-name="P4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1" draw:text-style-name="P7" draw:layer="layout" svg:x1="2.9cm" svg:y1="10.671cm" svg:x2="6.1cm" svg:y2="10.671cm">
            <text:p text:style-name="P11"><text:measure text:kind="gap"/><text:measure text:kind="value">160</text:measure> <text:measure text:kind="unit">cm</text:measure><text:measure text:kind="gap"/></text:p>
          </draw:measure>
          <draw:measure draw:style-name="gr31" draw:text-style-name="P11" draw:layer="layout" svg:x1="2.9cm" svg:y1="15.871cm" svg:x2="6.9cm" svg:y2="15.871cm">
            <text:p text:style-name="P11"><text:measure text:kind="gap"/><text:measure text:kind="value">200</text:measure> <text:measure text:kind="unit">cm</text:measure><text:measure text:kind="gap"/></text:p>
          </draw:measure>
          <draw:measure draw:style-name="gr32" draw:text-style-name="P5" draw:layer="layout" svg:x1="2.9cm" svg:y1="13.271cm" svg:x2="2.9cm" svg:y2="18.071cm">
            <text:p text:style-name="P5"><text:span text:style-name="T1"><text:measure text:kind="gap"/></text:span><text:span text:style-name="T1"><text:measure text:kind="value">2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3" draw:text-style-name="P5" draw:layer="layout" svg:x1="4.8cm" svg:y1="4.071cm" svg:x2="4.8cm" svg:y2="8.871cm">
            <text:p text:style-name="P5"><text:span text:style-name="T1"><text:measure text:kind="gap"/></text:span><text:span text:style-name="T1"><text:measure text:kind="value">2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line draw:style-name="gr34" draw:text-style-name="P9" draw:layer="layout" svg:x1="4.1cm" svg:y1="13.671cm" svg:x2="5.7cm" svg:y2="13.271cm">
            <text:p/>
          </draw:line>
          <draw:custom-shape draw:style-name="gr35" draw:text-style-name="P10" draw:layer="layout" svg:width="3.2cm" svg:height="1.6cm" svg:x="2.9cm" svg:y="11.671cm">
            <text:p text:style-name="P7"><text:span text:style-name="T4">Kach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0" draw:layer="layout" svg:width="0.8cm" svg:height="2cm" svg:x="8.1cm" svg:y="2.471cm">
            <text:p text:style-name="P7"><text:span text:style-name="T4">M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7" draw:text-style-name="P12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9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9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6.1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6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9.7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9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9.7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9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4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4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9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6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Eerste etage" draw:style-name="dp1" draw:master-page-name="Default">
        <draw:g>
          <draw:custom-shape draw:style-name="gr1" draw:text-style-name="P1" draw:layer="layout" svg:width="29cm" svg:height="20cm" svg:x="0.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8" draw:text-style-name="P5" draw:layer="layout" svg:x1="4.9cm" svg:y1="1.671cm" svg:x2="10.9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1" draw:text-style-name="P7" draw:layer="measurelines" svg:x1="1.7cm" svg:y1="9.271cm" svg:x2="1.7cm" svg:y2="3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39" draw:text-style-name="P4" draw:layer="measurelines" svg:x1="1.7cm" svg:y1="18.071cm" svg:x2="1.7cm" svg:y2="12.071cm">
            <text:p text:style-name="P4"><text:measure text:kind="gap"/><text:measure text:kind="value">300</text:measure> <text:measure text:kind="unit">cm</text:measure><text:measure text:kind="gap"/></text:p>
          </draw:measure>
          <draw:measure draw:style-name="gr31" draw:text-style-name="P7" draw:layer="measurelines" svg:x1="1.7cm" svg:y1="11.671cm" svg:x2="1.7cm" svg:y2="9.671cm">
            <text:p text:style-name="P7"><text:measure text:kind="gap"/><text:measure text:kind="value">100</text:measure> <text:measure text:kind="unit">cm</text:measure><text:measure text:kind="gap"/></text:p>
          </draw:measure>
          <draw:measure draw:style-name="gr40" draw:text-style-name="P5" draw:layer="layout" svg:x1="18.5cm" svg:y1="1.671cm" svg:x2="25.7cm" svg:y2="1.6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1" draw:text-style-name="P5" draw:layer="layout" svg:x1="2.1cm" svg:y1="1.671cm" svg:x2="4.5cm" svg:y2="1.6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42" draw:text-style-name="P3" draw:layer="layout" svg:width="6.4cm" svg:height="12.8cm" draw:transform="rotate (1.5707963267949) translate (4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" draw:layer="layout" svg:width="6.4cm" svg:height="8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4" draw:text-style-name="P5" draw:layer="layout" svg:x1="11.3cm" svg:y1="1.671cm" svg:x2="17.3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45" draw:text-style-name="P3" draw:layer="layout" svg:width="8.8cm" svg:height="6.8cm" draw:transform="rotate (1.5707963267949) translate (10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8" draw:layer="layout" svg:width="6.4cm" svg:height="8.4cm" svg:x="10.9cm" svg:y="9.6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3" draw:layer="layout" svg:width="16.4cm" svg:height="10cm" draw:transform="rotate (1.5707963267949) translate (18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" draw:layer="layout" svg:width="7.2cm" svg:height="13.6cm" svg:x="18.5cm" svg:y="4.071cm">
            <text:p text:style-name="P7"><text:span text:style-name="T2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19.3cm" svg:y1="10.071cm" svg:x2="18.5cm" svg:y2="12.071cm">
            <text:p/>
          </draw:line>
          <draw:line draw:style-name="gr22" draw:text-style-name="P9" draw:layer="layout" svg:x1="6.1cm" svg:y1="7.671cm" svg:x2="8.1cm" svg:y2="6.871cm">
            <text:p/>
          </draw:line>
          <draw:custom-shape draw:style-name="gr49" draw:text-style-name="P8" draw:layer="layout" svg:width="8cm" svg:height="6cm" svg:x="2.5cm" svg:y="12.0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6.1cm" svg:y1="12.071cm" svg:x2="8.1cm" svg:y2="12.871cm">
            <text:p/>
          </draw:line>
          <draw:custom-shape draw:style-name="gr50" draw:text-style-name="P8" draw:layer="layout" svg:width="12.4cm" svg:height="6cm" svg:x="4.9cm" svg:y="3.2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6" draw:layer="layout" svg:width="8.4cm" svg:height="2cm" draw:transform="skewX (0.000349065850398866) translate (2.101cm 9.671cm)">
            <text:p text:style-name="P14">Overlo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layout" svg:width="2cm" svg:height="1.2cm" svg:x="2.5cm" svg:y="8.871cm">
            <text:p text:style-name="P7"><text:span text:style-name="T5">240-</text:span></text:p>
            <text:p text:style-name="P7"><text:span text:style-name="T5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2cm" svg:height="4.8cm" svg:x="2.5cm" svg:y="4.071cm">
            <text:p text:style-name="P7">Trap</text:p>
            <text:p text:style-name="P7"><text:span text:style-name="T4">0-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3" draw:text-style-name="P15" draw:layer="layout" svg:width="0.502cm" svg:height="1.187cm" svg:x="4.5cm" svg:y="10.026cm">
            <draw:text-box>
              <text:p/>
            </draw:text-box>
          </draw:frame>
          <draw:line draw:style-name="gr22" draw:text-style-name="P9" draw:layer="layout" svg:x1="7.7cm" svg:y1="9.271cm" svg:x2="5.7cm" svg:y2="8.471cm">
            <text:p/>
          </draw:line>
          <draw:custom-shape draw:style-name="gr54" draw:text-style-name="P16" draw:layer="layout" svg:width="2.402cm" svg:height="7.2cm" draw:transform="skewX (0.000349065850398866) translate (2.102cm 2.471cm)"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9" draw:layer="layout" svg:x1="10.985cm" svg:y1="12.128cm" svg:x2="11.785cm" svg:y2="10.128cm">
            <text:p/>
          </draw:line>
        </draw:g>
        <draw:g>
          <draw:custom-shape draw:style-name="gr37" draw:text-style-name="P12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8.5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7.7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8.5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7.7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7.7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-3.14159265358979) translate (1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2" draw:layer="layout" svg:width="0.4cm" svg:height="1.2cm" draw:transform="rotate (1.5707963267949) translate (11.3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37" draw:text-style-name="P12" draw:layer="layout" svg:width="0.4cm" svg:height="1.2cm" draw:transform="rotate (1.5707963267949) translate (9.7cm 3.2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7" draw:text-style-name="P12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>
          <draw:g>
            <draw:custom-shape draw:style-name="gr55" draw:text-style-name="P17" draw:layer="layout" svg:width="3.2cm" svg:height="12.8cm" draw:transform="rotate (1.5707963267949) translate (8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7" draw:layer="layout" svg:width="3.2cm" svg:height="12.8cm" draw:transform="rotate (1.5707963267949) translate (1.9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7" draw:layer="layout" svg:width="3.2cm" svg:height="6.715cm" draw:transform="rotate (1.5707963267949) translate (1.385cm 1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8" draw:layer="layout" svg:width="3.2cm" svg:height="6.4cm" draw:transform="rotate (-1.5707963267949) translate (27.3cm 11.6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8" draw:text-style-name="P18" draw:layer="layout" svg:width="12.8cm" svg:height="3.2cm" svg:x="1.7cm" svg:y="5.271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9" draw:text-style-name="P17" draw:layer="layout" svg:width="3.2cm" svg:height="12.8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8" draw:layer="layout" svg:width="3.2cm" svg:height="6.4cm" draw:transform="rotate (-1.5707963267949) translate (20.9cm 8.4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0" draw:text-style-name="P2" draw:layer="layout" svg:width="3.2cm" svg:height="6.8cm" draw:transform="rotate (1.5707963267949) translate (1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17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2" draw:layer="layout" svg:width="3.2cm" svg:height="12.8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9" draw:layer="layout" svg:width="1.6cm" svg:height="26.8cm" draw:transform="rotate (1.5707963267949) translate (1.3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3" draw:text-style-name="P9" draw:layer="layout" svg:x1="8.1cm" svg:y1="11.671cm" svg:x2="1.7cm" svg:y2="14.871cm">
              <text:p/>
            </draw:line>
            <draw:line draw:style-name="gr64" draw:text-style-name="P9" draw:layer="layout" svg:x1="1.7cm" svg:y1="14.071cm" svg:x2="17.3cm" svg:y2="14.071cm">
              <text:p/>
            </draw:line>
            <draw:line draw:style-name="gr64" draw:text-style-name="P9" draw:layer="layout" svg:x1="17.7cm" svg:y1="14.071cm" svg:x2="24.9cm" svg:y2="14.071cm">
              <text:p/>
            </draw:line>
            <draw:line draw:style-name="gr64" draw:text-style-name="P9" draw:layer="layout" svg:x1="1.7cm" svg:y1="13.271cm" svg:x2="16.9cm" svg:y2="13.271cm">
              <text:p/>
            </draw:line>
            <draw:line draw:style-name="gr64" draw:text-style-name="P9" draw:layer="layout" svg:x1="17.3cm" svg:y1="13.271cm" svg:x2="23.7cm" svg:y2="13.271cm">
              <text:p/>
            </draw:line>
            <draw:line draw:style-name="gr64" draw:text-style-name="P9" draw:layer="layout" svg:x1="17.7cm" svg:y1="18.871cm" svg:x2="26.7cm" svg:y2="18.871cm">
              <text:p/>
            </draw:line>
            <draw:line draw:style-name="gr64" draw:text-style-name="P9" draw:layer="layout" svg:x1="1.7cm" svg:y1="18.871cm" svg:x2="17.3cm" svg:y2="18.871cm">
              <text:p/>
            </draw:line>
            <draw:line draw:style-name="gr64" draw:text-style-name="P9" draw:layer="layout" svg:x1="1.5cm" svg:y1="19.671cm" svg:x2="27.9cm" svg:y2="19.671cm">
              <text:p/>
            </draw:line>
            <draw:custom-shape draw:style-name="gr65" draw:text-style-name="P19" draw:layer="layout" svg:width="2cm" svg:height="0.4cm" draw:transform="rotate (1.5707963267949) translate (27.7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9" draw:layer="layout" svg:width="2.4cm" svg:height="0.4cm" draw:transform="rotate (1.5707963267949) translate (1.3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9" draw:layer="layout" svg:width="2.4cm" svg:height="0.4cm" draw:transform="rotate (1.5707963267949) translate (1.3cm 11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3" draw:text-style-name="P9" draw:layer="layout" svg:x1="8.1cm" svg:y1="11.671cm" svg:x2="14.5cm" svg:y2="14.871cm">
              <text:p/>
            </draw:line>
            <draw:line draw:style-name="gr63" draw:text-style-name="P9" draw:layer="layout" svg:x1="20.9cm" svg:y1="11.671cm" svg:x2="14.5cm" svg:y2="14.871cm">
              <text:p/>
            </draw:line>
            <draw:line draw:style-name="gr63" draw:text-style-name="P9" draw:layer="layout" svg:x1="8.1cm" svg:y1="5.271cm" svg:x2="8.1cm" svg:y2="8.071cm">
              <text:p/>
            </draw:line>
            <draw:line draw:style-name="gr64" draw:text-style-name="P9" draw:layer="layout" svg:x1="16.9cm" svg:y1="10.071cm" svg:x2="12.9cm" svg:y2="8.071cm">
              <text:p/>
            </draw:line>
            <draw:line draw:style-name="gr64" draw:text-style-name="P9" draw:layer="layout" svg:x1="3.3cm" svg:y1="8.071cm" svg:x2="1.7cm" svg:y2="8.871cm">
              <text:p/>
            </draw:line>
            <draw:line draw:style-name="gr64" draw:text-style-name="P9" draw:layer="layout" svg:x1="12.9cm" svg:y1="8.071cm" svg:x2="3.3cm" svg:y2="8.071cm">
              <text:p/>
            </draw:line>
            <draw:line draw:style-name="gr64" draw:text-style-name="P9" draw:layer="layout" svg:x1="23.3cm" svg:y1="13.271cm" svg:x2="17.7cm" svg:y2="10.471cm">
              <text:p/>
            </draw:line>
            <draw:line draw:style-name="gr64" draw:text-style-name="P9" draw:layer="layout" svg:x1="27.3cm" svg:y1="15.271cm" svg:x2="24.9cm" svg:y2="14.071cm">
              <text:p/>
            </draw:line>
          </draw:g>
          <draw:custom-shape draw:style-name="gr67" draw:text-style-name="P20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53" draw:text-style-name="P15" draw:layer="layout" svg:width="0.502cm" svg:height="1.187cm" svg:x="18.3cm" svg:y="14.471cm">
          <draw:text-box>
            <text:p/>
          </draw:text-box>
        </draw:frame>
        <draw:g>
          <draw:custom-shape draw:style-name="gr68" draw:text-style-name="P12" draw:layer="layout" svg:width="1.2cm" svg:height="1.2cm" draw:transform="rotate (-1.5707963267949) translate (13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5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4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12" draw:layer="layout" svg:width="2.4cm" svg:height="1.2cm" draw:transform="rotate (-1.5707963267949) translate (2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4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1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12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1" draw:text-style-name="P21" draw:layer="layout" svg:width="2cm" svg:height="4cm" svg:x="24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7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12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16.9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0" draw:text-style-name="P12" draw:layer="layout" svg:width="2.4cm" svg:height="1.2cm" draw:transform="rotate (-1.5707963267949) translate (23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2" draw:text-style-name="P22" draw:layer="layout" svg:width="5.6cm" svg:height="4.4cm" svg:x="2.1cm" svg:y="14.071cm">
            <text:p text:style-name="P7"><text:span text:style-name="T3">Bad-</text:span></text:p>
            <text:p text:style-name="P7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22" draw:layer="layout" svg:width="8.4cm" svg:height="4.4cm" svg:x="8.5cm" svg:y="14.071cm">
            <text:p text:style-name="P7"><text:span text:style-name="T3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2" draw:layer="layout" svg:width="8cm" svg:height="4.4cm" svg:x="18.1cm" svg:y="14.071cm">
            <text:p text:style-name="P7"><text:span text:style-name="T3">Woonkamer /</text:span></text:p>
            <text:p text:style-name="P7"><text:span text:style-name="T3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22" draw:layer="layout" svg:width="8cm" svg:height="4.8cm" svg:x="2.1cm" svg:y="8.4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3" draw:layer="layout" svg:width="7.2cm" svg:height="3.6cm" draw:transform="rotate (-3.14159265358979) translate (24.5cm 13.271cm)">
            <text:p text:style-name="P7"><text:span text:style-name="T3">Dakterras</text:span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7" draw:text-style-name="P22" draw:layer="layout" svg:width="2.8cm" svg:height="3.6cm" svg:x="14.1cm" svg:y="9.671cm">
            <text:p text:style-name="P7"><text:span text:style-name="T3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8" draw:text-style-name="P23" draw:layer="layout" svg:width="2.4cm" svg:height="1.2cm" draw:transform="rotate (-3.14159265358979) translate (16.5cm 9.671cm)">
            <text:p text:style-name="P7"><text:span text:style-name="T3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9" draw:text-style-name="P23" draw:layer="layout" svg:width="1.6cm" svg:height="0.8cm" draw:transform="rotate (-3.14159265358979) translate (27.7cm 14.871cm)">
            <text:p text:style-name="P7"><text:span text:style-name="T3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0" draw:text-style-name="P22" draw:layer="layout" svg:width="1.2cm" svg:height="3.6cm" svg:x="26.1cm" svg:y="14.871cm">
            <text:p text:style-name="P7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2" draw:layer="layout" svg:width="3.6cm" svg:height="4.8cm" svg:x="10.5cm" svg:y="8.4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82" draw:text-style-name="P24" draw:layer="layout" svg:x1="8.1cm" svg:y1="5.271cm" svg:x2="0.9cm" svg:y2="8.871cm">
            <text:p/>
          </draw:line>
          <draw:line draw:style-name="gr82" draw:text-style-name="P24" draw:layer="layout" svg:x1="8.1cm" svg:y1="5.271cm" svg:x2="28.9cm" svg:y2="15.671cm">
            <text:p/>
          </draw:line>
          <draw:custom-shape draw:style-name="gr83" draw:text-style-name="P25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measure draw:style-name="gr31" draw:text-style-name="P7" draw:layer="measurelines" svg:x1="0.9cm" svg:y1="16.471cm" svg:x2="2.9cm" svg:y2="16.471cm">
          <text:p text:style-name="P5"><text:measure text:kind="gap"/><text:measure text:kind="value">100</text:measure> <text:measure text:kind="unit">cm</text:measure><text:measure text:kind="gap"/></text:p>
        </draw:measure>
      </draw:page>
      <draw:page draw:name="page4" draw:style-name="dp1" draw:master-page-name="Default">
        <draw:frame draw:style-name="gr53" draw:text-style-name="P15" draw:layer="layout" svg:width="0.502cm" svg:height="1.187cm" svg:x="18.9cm" svg:y="14.471cm">
          <draw:text-box>
            <text:p/>
          </draw:text-box>
        </draw:frame>
        <draw:g>
          <draw:custom-shape draw:style-name="gr84" draw:text-style-name="P22" draw:layer="layout" svg:width="4.8cm" svg:height="4.4cm" svg:x="12.1cm" svg:y="14.071cm">
            <text:p text:style-name="P7"><text:span text:style-name="T3">Bad-</text:span></text:p>
            <text:p text:style-name="P7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2" draw:layer="layout" svg:width="6.4cm" svg:height="4.4cm" svg:x="5.3cm" svg:y="14.071cm">
            <text:p text:style-name="P7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2" draw:layer="layout" svg:width="8cm" svg:height="4.4cm" svg:x="2.5cm" svg:y="8.471cm">
            <text:p text:style-name="P7"><text:span text:style-name="T3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2" draw:layer="layout" svg:width="6cm" svg:height="4.4cm" svg:x="10.9cm" svg:y="8.4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22" draw:layer="layout" svg:width="2.4cm" svg:height="4cm" svg:x="2.5cm" svg:y="14.471cm">
            <text:p text:style-name="P7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88" draw:text-style-name="P17" draw:layer="layout" svg:width="11.2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2" draw:layer="layout" svg:width="3.2cm" svg:height="10.8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2" draw:layer="layout" svg:width="3.2cm" svg:height="6.4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2" draw:layer="layout" svg:width="6.4cm" svg:height="3.2cm" svg:x="12.5cm" svg:y="1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19" draw:layer="layout" svg:width="1.6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4" draw:text-style-name="P9" draw:layer="layout" svg:x1="12.1cm" svg:y1="14.071cm" svg:x2="18.1cm" svg:y2="14.071cm">
              <text:p/>
            </draw:line>
            <draw:line draw:style-name="gr64" draw:text-style-name="P9" draw:layer="layout" svg:x1="9.3cm" svg:y1="13.271cm" svg:x2="18.1cm" svg:y2="13.271cm">
              <text:p/>
            </draw:line>
            <draw:line draw:style-name="gr64" draw:text-style-name="P9" draw:layer="layout" svg:x1="12.1cm" svg:y1="18.871cm" svg:x2="18.1cm" svg:y2="18.871cm">
              <text:p/>
            </draw:line>
            <draw:line draw:style-name="gr64" draw:text-style-name="P9" draw:layer="layout" svg:x1="1.7cm" svg:y1="19.671cm" svg:x2="18.9cm" svg:y2="19.671cm">
              <text:p/>
            </draw:line>
            <draw:custom-shape draw:style-name="gr89" draw:text-style-name="P2" draw:layer="layout" svg:width="3.2cm" svg:height="10.8cm" draw:transform="rotate (1.5707963267949) translate (8.1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2" draw:layer="layout" svg:width="3.2cm" svg:height="6.4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2" draw:layer="layout" svg:width="3.2cm" svg:height="10.8cm" draw:transform="rotate (1.5707963267949) translate (8.1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4" draw:text-style-name="P9" draw:layer="layout" svg:x1="2.1cm" svg:y1="18.871cm" svg:x2="11.7cm" svg:y2="18.871cm">
              <text:p/>
            </draw:line>
          </draw:g>
        </draw:g>
        <draw:g>
          <draw:line draw:style-name="gr93" draw:text-style-name="P9" draw:layer="layout" svg:x1="4.5cm" svg:y1="17.271cm" svg:x2="5.3cm" svg:y2="17.271cm">
            <text:p/>
          </draw:line>
          <draw:line draw:style-name="gr93" draw:text-style-name="P9" draw:layer="layout" svg:x1="4.1cm" svg:y1="17.671cm" svg:x2="4.9cm" svg:y2="17.671cm">
            <text:p/>
          </draw:line>
          <draw:line draw:style-name="gr93" draw:text-style-name="P9" draw:layer="layout" svg:x1="3.7cm" svg:y1="18.071cm" svg:x2="4.5cm" svg:y2="18.071cm">
            <text:p/>
          </draw:line>
          <draw:line draw:style-name="gr93" draw:text-style-name="P9" draw:layer="layout" svg:x1="3.3cm" svg:y1="18.471cm" svg:x2="4.1cm" svg:y2="18.471cm">
            <text:p/>
          </draw:line>
          <draw:line draw:style-name="gr93" draw:text-style-name="P9" draw:layer="layout" svg:x1="6.1cm" svg:y1="15.671cm" svg:x2="6.9cm" svg:y2="15.671cm">
            <text:p/>
          </draw:line>
          <draw:line draw:style-name="gr93" draw:text-style-name="P9" draw:layer="layout" svg:x1="5.7cm" svg:y1="16.071cm" svg:x2="6.5cm" svg:y2="16.071cm">
            <text:p/>
          </draw:line>
          <draw:line draw:style-name="gr93" draw:text-style-name="P9" draw:layer="layout" svg:x1="5.3cm" svg:y1="16.471cm" svg:x2="6.1cm" svg:y2="16.471cm">
            <text:p/>
          </draw:line>
          <draw:line draw:style-name="gr93" draw:text-style-name="P9" draw:layer="layout" svg:x1="4.9cm" svg:y1="16.871cm" svg:x2="5.7cm" svg:y2="16.871cm">
            <text:p/>
          </draw:line>
          <draw:line draw:style-name="gr93" draw:text-style-name="P9" draw:layer="layout" svg:x1="7.7cm" svg:y1="14.071cm" svg:x2="8.5cm" svg:y2="14.071cm">
            <text:p/>
          </draw:line>
          <draw:line draw:style-name="gr93" draw:text-style-name="P9" draw:layer="layout" svg:x1="7.3cm" svg:y1="14.471cm" svg:x2="8.1cm" svg:y2="14.471cm">
            <text:p/>
          </draw:line>
          <draw:line draw:style-name="gr93" draw:text-style-name="P9" draw:layer="layout" svg:x1="6.9cm" svg:y1="14.871cm" svg:x2="7.7cm" svg:y2="14.871cm">
            <text:p/>
          </draw:line>
          <draw:line draw:style-name="gr93" draw:text-style-name="P9" draw:layer="layout" svg:x1="6.5cm" svg:y1="15.271cm" svg:x2="7.3cm" svg:y2="15.271cm">
            <text:p/>
          </draw:line>
          <draw:line draw:style-name="gr93" draw:text-style-name="P9" draw:layer="layout" svg:x1="8.5cm" svg:y1="13.271cm" svg:x2="9.3cm" svg:y2="13.271cm">
            <text:p/>
          </draw:line>
          <draw:line draw:style-name="gr93" draw:text-style-name="P9" draw:layer="layout" svg:x1="8.1cm" svg:y1="13.671cm" svg:x2="8.9cm" svg:y2="13.671cm">
            <text:p/>
          </draw:line>
        </draw:g>
        <draw:g>
          <draw:custom-shape draw:style-name="gr94" draw:text-style-name="P26" draw:layer="layout" svg:width="19.545cm" svg:height="3.885cm" svg:x="0.5cm" svg:y="4.986cm">
            <text:p/>
            <draw:enhanced-geometry svg:viewBox="0 0 21600 21600" draw:type="rectangle" draw:enhanced-path="M 0 0 L 21600 0 21600 21600 0 21600 0 0 Z N"/>
          </draw:custom-shape>
        </draw:g>
        <draw:measure draw:style-name="gr31" draw:text-style-name="P7" draw:layer="measurelines" svg:x1="1.3cm" svg:y1="16.671cm" svg:x2="3.3cm" svg:y2="16.671cm">
          <text:p text:style-name="P5"><text:measure text:kind="gap"/><text:measure text:kind="value">100</text:measure> <text:measure text:kind="unit">cm</text:measure><text:measure text:kind="gap"/></text:p>
        </draw:measure>
        <draw:g>
          <draw:custom-shape draw:style-name="gr68" draw:text-style-name="P12" draw:layer="layout" svg:width="1.2cm" svg:height="1.2cm" draw:transform="rotate (-1.5707963267949) translate (12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6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4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15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5" draw:text-style-name="P12" draw:layer="layout" svg:width="0.8cm" svg:height="1.2cm" draw:transform="rotate (-1.5707963267949) translate (4.5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7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5" draw:text-style-name="P12" draw:layer="layout" svg:width="0.8cm" svg:height="1.2cm" draw:transform="rotate (-1.5707963267949) translate (6.1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16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4" draw:text-style-name="P9" draw:layer="layout" svg:x1="1.7cm" svg:y1="8.471cm" svg:x2="16.9cm" svg:y2="8.471cm">
            <text:p/>
          </draw:line>
          <draw:custom-shape draw:style-name="gr69" draw:text-style-name="P12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8.9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4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5" draw:text-style-name="P12" draw:layer="layout" svg:width="0.8cm" svg:height="1.2cm" draw:transform="rotate (-1.5707963267949) translate (7.7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96" draw:text-style-name="P17" draw:layer="layout" svg:width="3.6cm" svg:height="12.8cm" draw:transform="rotate (1.5707963267949) translate (8.9cm 15.1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7" draw:text-style-name="P17" draw:layer="layout" svg:width="3.2cm" svg:height="12.8cm" draw:transform="rotate (1.5707963267949) translate (15.3cm 11.5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8" draw:text-style-name="P17" draw:layer="layout" svg:width="3.2cm" svg:height="6.8cm" draw:transform="rotate (1.5707963267949) translate (21.7cm 14.7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9" draw:text-style-name="P18" draw:layer="layout" svg:width="3.2cm" svg:height="6.4cm" draw:transform="rotate (-1.5707963267949) translate (8.9cm 11.5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0" draw:text-style-name="P18" draw:layer="layout" svg:width="12.8cm" svg:height="3.2cm" svg:x="15.3cm" svg:y="5.18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9" draw:text-style-name="P17" draw:layer="layout" svg:width="3.2cm" svg:height="12.8cm" draw:transform="rotate (1.5707963267949) translate (2.5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9" draw:text-style-name="P18" draw:layer="layout" svg:width="3.2cm" svg:height="6.4cm" draw:transform="rotate (-1.5707963267949) translate (15.3cm 8.3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1" draw:text-style-name="P2" draw:layer="layout" svg:width="3.2cm" svg:height="6.8cm" draw:transform="rotate (1.5707963267949) translate (2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9" draw:text-style-name="P17" draw:layer="layout" svg:width="3.2cm" svg:height="12.8cm" draw:transform="rotate (1.5707963267949) translate (15.3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2" draw:text-style-name="P2" draw:layer="layout" svg:width="3.2cm" svg:height="12.8cm" draw:transform="rotate (1.5707963267949) translate (15.3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2" draw:text-style-name="P2" draw:layer="layout" svg:width="3.2cm" svg:height="12.8cm" draw:transform="rotate (1.5707963267949) translate (8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3" draw:text-style-name="P19" draw:layer="layout" svg:width="1.6cm" svg:height="26.8cm" draw:transform="rotate (1.5707963267949) translate (1.7cm 19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3" draw:text-style-name="P9" draw:layer="layout" svg:x1="21.7cm" svg:y1="5.271cm" svg:x2="21.7cm" svg:y2="8.471cm">
            <text:p/>
          </draw:line>
          <draw:line draw:style-name="gr64" draw:text-style-name="P9" draw:layer="layout" svg:x1="25.3cm" svg:y1="14.071cm" svg:x2="12.5cm" svg:y2="14.071cm">
            <text:p/>
          </draw:line>
          <draw:line draw:style-name="gr64" draw:text-style-name="P9" draw:layer="layout" svg:x1="11.7cm" svg:y1="14.071cm" svg:x2="4.5cm" svg:y2="14.071cm">
            <text:p/>
          </draw:line>
          <draw:line draw:style-name="gr64" draw:text-style-name="P9" draw:layer="layout" svg:x1="25.3cm" svg:y1="13.271cm" svg:x2="12.9cm" svg:y2="13.271cm">
            <text:p/>
          </draw:line>
          <draw:line draw:style-name="gr64" draw:text-style-name="P9" draw:layer="layout" svg:x1="12.1cm" svg:y1="13.271cm" svg:x2="5.3cm" svg:y2="13.271cm">
            <text:p/>
          </draw:line>
          <draw:line draw:style-name="gr64" draw:text-style-name="P9" draw:layer="layout" svg:x1="11.7cm" svg:y1="18.871cm" svg:x2="2.1cm" svg:y2="18.871cm">
            <text:p/>
          </draw:line>
          <draw:line draw:style-name="gr64" draw:text-style-name="P9" draw:layer="layout" svg:x1="28.1cm" svg:y1="18.871cm" svg:x2="12.1cm" svg:y2="18.871cm">
            <text:p/>
          </draw:line>
          <draw:line draw:style-name="gr64" draw:text-style-name="P9" draw:layer="layout" svg:x1="28.5cm" svg:y1="19.671cm" svg:x2="2.1cm" svg:y2="19.671cm">
            <text:p/>
          </draw:line>
          <draw:custom-shape draw:style-name="gr67" draw:text-style-name="P20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3.2cm" svg:height="0.4cm" draw:transform="rotate (1.5707963267949) translate (28.1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2" draw:layer="layout" svg:width="2.8cm" svg:height="0.4cm" draw:transform="rotate (1.5707963267949) translate (28.1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5" draw:text-style-name="P2" draw:layer="layout" svg:width="2.8cm" svg:height="0.4cm" draw:transform="rotate (1.5707963267949) translate (1.7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64" draw:text-style-name="P9" draw:layer="layout" svg:x1="11.7cm" svg:y1="14.071cm" svg:x2="4.5cm" svg:y2="14.071cm">
            <text:p/>
          </draw:line>
          <draw:line draw:style-name="gr64" draw:text-style-name="P9" draw:layer="layout" svg:x1="12.1cm" svg:y1="13.271cm" svg:x2="5.7cm" svg:y2="13.271cm">
            <text:p/>
          </draw:line>
          <draw:line draw:style-name="gr63" draw:text-style-name="P9" draw:layer="layout" svg:x1="8.9cm" svg:y1="11.671cm" svg:x2="15.3cm" svg:y2="14.871cm">
            <text:p/>
          </draw:line>
          <draw:line draw:style-name="gr64" draw:text-style-name="P9" draw:layer="layout" svg:x1="12.5cm" svg:y1="10.071cm" svg:x2="16.5cm" svg:y2="8.071cm">
            <text:p/>
          </draw:line>
          <draw:line draw:style-name="gr64" draw:text-style-name="P9" draw:layer="layout" svg:x1="6.1cm" svg:y1="13.271cm" svg:x2="11.7cm" svg:y2="10.471cm">
            <text:p/>
          </draw:line>
          <draw:line draw:style-name="gr64" draw:text-style-name="P9" draw:layer="layout" svg:x1="2.1cm" svg:y1="15.271cm" svg:x2="4.5cm" svg:y2="14.071cm">
            <text:p/>
          </draw:line>
          <draw:line draw:style-name="gr63" draw:text-style-name="P9" draw:layer="layout" svg:x1="21.7cm" svg:y1="11.671cm" svg:x2="28.1cm" svg:y2="14.871cm">
            <text:p/>
          </draw:line>
          <draw:line draw:style-name="gr63" draw:text-style-name="P9" draw:layer="layout" svg:x1="15.3cm" svg:y1="14.871cm" svg:x2="21.7cm" svg:y2="11.671cm">
            <text:p/>
          </draw:line>
        </draw:g>
        <draw:g>
          <draw:custom-shape draw:style-name="gr68" draw:text-style-name="P12" draw:layer="layout" svg:width="1.2cm" svg:height="1.2cm" draw:transform="rotate (-1.5707963267949) translate (18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layout" svg:width="2.4cm" svg:height="1.2cm" draw:transform="rotate (-1.5707963267949) translate (4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20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layout" svg:width="2.4cm" svg:height="1.2cm" draw:transform="rotate (-1.5707963267949) translate (10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26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20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17.3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layout" svg:width="2.4cm" svg:height="1.2cm" draw:transform="rotate (-1.5707963267949) translate (6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layout" svg:width="2.4cm" svg:height="1.2cm" draw:transform="rotate (-1.5707963267949) translate (7.7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23.7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18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2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1" draw:layer="layout" svg:width="2cm" svg:height="4cm" svg:x="22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17.3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2" draw:layer="layout" svg:width="1.2cm" svg:height="1.2cm" draw:transform="rotate (-1.5707963267949) translate (14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6" draw:text-style-name="P22" draw:layer="layout" svg:width="6.399cm" svg:height="4.4cm" svg:x="21.697cm" svg:y="14.071cm">
            <text:p text:style-name="P7"><text:span text:style-name="T3">Entr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7" draw:text-style-name="P27" draw:layer="layout" svg:width="8.4cm" svg:height="4.4cm" svg:x="12.5cm" svg:y="14.071cm">
            <text:p text:style-name="P7"><text:span text:style-name="T3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8" draw:text-style-name="P27" draw:layer="layout" svg:width="6.801cm" svg:height="4.4cm" svg:x="4.496cm" svg:y="14.071cm">
            <text:p text:style-name="P7"><text:span text:style-name="T3">Woonkamer /</text:span></text:p>
            <text:p text:style-name="P7"><text:span text:style-name="T2">Muziek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9" draw:text-style-name="P27" draw:layer="layout" svg:width="9.6cm" svg:height="4.4cm" svg:x="15.3cm" svg:y="8.471cm">
            <text:p text:style-name="P7"><text:span text:style-name="T3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0" draw:text-style-name="P27" draw:layer="layout" svg:width="2.8cm" svg:height="5.6cm" svg:x="25.3cm" svg:y="8.471cm">
            <text:p text:style-name="P7"><text:span text:style-name="T3">tra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1" draw:text-style-name="P28" draw:layer="layout" svg:width="6.4cm" svg:height="3.2cm" draw:transform="rotate (-3.14159265358979) translate (12.5cm 13.271cm)">
            <text:p text:style-name="P7"><text:span text:style-name="T3">Dakterras</text:span></text:p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12" draw:text-style-name="P27" draw:layer="layout" svg:width="1.6cm" svg:height="3.6cm" svg:x="2.899cm" svg:y="14.871cm">
            <text:p text:style-name="P7"><text:span text:style-name="T3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3" draw:text-style-name="P22" draw:layer="layout" svg:width="2.4cm" svg:height="3.2cm" svg:x="12.9cm" svg:y="9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23" draw:layer="layout" svg:width="2.4cm" svg:height="1.2cm" draw:transform="rotate (-3.14159265358979) translate (15.3cm 9.6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9" draw:text-style-name="P23" draw:layer="layout" svg:width="1.6cm" svg:height="0.8cm" draw:transform="rotate (-3.14159265358979) translate (4.5cm 14.8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115" draw:text-style-name="P9" draw:layer="layout" svg:x1="21.7cm" svg:y1="5.183cm" svg:x2="28.9cm" svg:y2="8.783cm">
            <text:p/>
          </draw:line>
          <draw:line draw:style-name="gr115" draw:text-style-name="P9" draw:layer="layout" svg:x1="0.9cm" svg:y1="15.583cm" svg:x2="21.7cm" svg:y2="5.183cm">
            <text:p/>
          </draw:line>
          <draw:custom-shape draw:style-name="gr83" draw:text-style-name="P25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53" draw:text-style-name="P15" draw:layer="layout" svg:width="0.502cm" svg:height="1.187cm" svg:x="19.3cm" svg:y="14.383cm">
          <draw:text-box>
            <text:p/>
          </draw:text-box>
        </draw:frame>
      </draw:page>
      <draw:page draw:name="page6" draw:style-name="dp1" draw:master-page-name="Default">
        <draw:frame draw:style-name="gr53" draw:text-style-name="P15" draw:layer="layout" svg:width="0.502cm" svg:height="1.187cm" svg:x="18.9cm" svg:y="14.471cm">
          <draw:text-box>
            <text:p/>
          </draw:text-box>
        </draw:frame>
        <draw:g>
          <draw:g>
            <draw:custom-shape draw:style-name="gr116" draw:text-style-name="P17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7" draw:layer="layout" svg:width="3.2cm" svg:height="16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17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17" draw:layer="layout" svg:width="3.2cm" svg:height="3.2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2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" draw:text-style-name="P17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2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0" draw:text-style-name="P2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1" draw:text-style-name="P19" draw:layer="layout" svg:width="1.6cm" svg:height="16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4" draw:text-style-name="P9" draw:layer="layout" svg:x1="2.1cm" svg:y1="14.071cm" svg:x2="17.3cm" svg:y2="14.071cm">
              <text:p/>
            </draw:line>
            <draw:line draw:style-name="gr64" draw:text-style-name="P9" draw:layer="layout" svg:x1="2.1cm" svg:y1="13.271cm" svg:x2="17.3cm" svg:y2="13.271cm">
              <text:p/>
            </draw:line>
            <draw:line draw:style-name="gr64" draw:text-style-name="P9" draw:layer="layout" svg:x1="2.1cm" svg:y1="18.871cm" svg:x2="17.3cm" svg:y2="18.871cm">
              <text:p/>
            </draw:line>
            <draw:line draw:style-name="gr64" draw:text-style-name="P9" draw:layer="layout" svg:x1="1.3cm" svg:y1="19.671cm" svg:x2="18.1cm" svg:y2="19.671cm">
              <text:p/>
            </draw:line>
            <draw:custom-shape draw:style-name="gr122" draw:text-style-name="P2" draw:layer="layout" svg:width="3.2cm" svg:height="3.2cm" draw:transform="rotate (1.5707963267949) translate (14.5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3" draw:text-style-name="P12" draw:layer="layout" svg:width="2cm" svg:height="1.2cm" draw:transform="rotate (-1.5707963267949) translate (11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3" draw:text-style-name="P12" draw:layer="layout" svg:width="2cm" svg:height="1.2cm" draw:transform="rotate (-1.5707963267949) translate (6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9" draw:text-style-name="P12" draw:layer="layout" svg:width="1.6cm" svg:height="1.2cm" draw:transform="rotate (-1.5707963267949) translate (6.9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9" draw:text-style-name="P12" draw:layer="layout" svg:width="1.6cm" svg:height="1.2cm" draw:transform="rotate (-1.5707963267949) translate (4.5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3" draw:text-style-name="P12" draw:layer="layout" svg:width="2cm" svg:height="1.2cm" draw:transform="rotate (-1.5707963267949) translate (4.5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9" draw:text-style-name="P12" draw:layer="layout" svg:width="1.6cm" svg:height="1.2cm" draw:transform="rotate (-1.5707963267949) translate (13.7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3" draw:text-style-name="P12" draw:layer="layout" svg:width="2cm" svg:height="1.2cm" draw:transform="rotate (-1.5707963267949) translate (9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69" draw:text-style-name="P12" draw:layer="layout" svg:width="1.6cm" svg:height="1.2cm" draw:transform="rotate (-1.5707963267949) translate (16.1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3" draw:text-style-name="P12" draw:layer="layout" svg:width="2cm" svg:height="1.2cm" draw:transform="rotate (-1.5707963267949) translate (13.7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3" draw:text-style-name="P12" draw:layer="layout" svg:width="2cm" svg:height="1.2cm" draw:transform="rotate (-1.5707963267949) translate (16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1" draw:text-style-name="P21" draw:layer="layout" svg:width="2cm" svg:height="4cm" svg:x="9.7cm" svg:y="9.27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24" draw:text-style-name="P22" draw:layer="layout" svg:width="14.4cm" svg:height="4.4cm" svg:x="2.5cm" svg:y="14.071cm">
            <text:p text:style-name="P7"><text:span text:style-name="T3">Woonkamer/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2" draw:layer="layout" svg:width="7.2cm" svg:height="4.4cm" svg:x="9.3cm" svg:y="8.471cm">
            <text:p text:style-name="P7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22" draw:layer="layout" svg:width="12.8cm" svg:height="0.4cm" svg:x="3.3cm" svg:y="12.471cm">
            <text:p text:style-name="P7"><text:span text:style-name="T3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22" draw:layer="layout" svg:width="6cm" svg:height="4.4cm" svg:x="2.9cm" svg:y="8.471cm">
            <text:p text:style-name="P7"><text:span text:style-name="T3">Kachel/</text:span></text:p>
            <text:p text:style-name="P7"><text:span text:style-name="T3">Ber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28" draw:text-style-name="P26" draw:layer="layout" svg:width="17.6cm" svg:height="3.6cm" svg:x="0.9cm" svg:y="4.871cm">
              <text:p/>
              <draw:enhanced-geometry svg:viewBox="0 0 21600 21600" draw:type="rectangle" draw:enhanced-path="M 0 0 L 21600 0 21600 21600 0 21600 0 0 Z N"/>
            </draw:custom-shape>
            <draw:custom-shape draw:style-name="gr129" draw:text-style-name="P26" draw:layer="layout" svg:width="17.6cm" svg:height="3.2cm" svg:x="0.9cm" svg:y="12.071cm">
              <text:p/>
              <draw:enhanced-geometry svg:viewBox="0 0 21600 21600" draw:type="rectangle" draw:enhanced-path="M 0 0 L 21600 0 21600 21600 0 21600 0 0 Z N"/>
            </draw:custom-shape>
            <draw:custom-shape draw:style-name="gr130" draw:text-style-name="P26" draw:layer="layout" svg:width="2cm" svg:height="3.6cm" svg:x="0.9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30" draw:text-style-name="P26" draw:layer="layout" svg:width="2cm" svg:height="3.6cm" svg:x="16.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5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2.9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0.1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7.3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4.5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.7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4.5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7.3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0.1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2.9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31" draw:text-style-name="P29" draw:layer="layout" svg:width="2cm" svg:height="2.4cm" svg:x="15.7cm" svg:y="12.47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000000" draw:distance="0.1cm" draw:rotation="18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10H44M15S</meta:editing-duration>
    <meta:editing-cycles>135</meta:editing-cycles>
    <meta:generator>LibreOffice/5.0.2.2$Linux_X86_64 LibreOffice_project/00m0$Build-2</meta:generator>
    <dc:date>2017-01-08T17:45:43.460402961</dc:date>
    <meta:print-date>2017-01-06T22:55:18.233555419</meta:print-date>
    <meta:document-statistic meta:object-count="447"/>
  </office:meta>
</office:document-meta>
</file>